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673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8126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2.5346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omponentName</text:p>
          </table:table-cell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Sour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4988 QFN</text:p>
          </table:table-cell>
          <table:table-cell office:value-type="string">
            <text:p>A4988SETTR-T</text:p>
          </table:table-cell>
          <table:table-cell office:value-type="float" office:value="4">
            <text:p>4</text:p>
          </table:table-cell>
          <table:table-cell office:value-type="string">
            <text:p>DigiKey 620-1343-1-ND</text:p>
          </table:table-cell>
        </table:table-row>
        <table:table-row table:style-name="ro1">
          <table:table-cell/>
          <table:table-cell office:value-type="string">
            <text:p>BTN 6X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P C 0603</text:p>
          </table:table-cell>
          <table:table-cell office:value-type="string">
            <text:p>0.1u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CAP C 0603</text:p>
          </table:table-cell>
          <table:table-cell office:value-type="string">
            <text:p>0.33u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AP C 0603</text:p>
          </table:table-cell>
          <table:table-cell office:value-type="string">
            <text:p>1u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CAP C 0603</text:p>
          </table:table-cell>
          <table:table-cell office:value-type="string">
            <text:p>1u 16V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CAP C 0603</text:p>
          </table:table-cell>
          <table:table-cell office:value-type="string">
            <text:p>10n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CAP C 0805</text:p>
          </table:table-cell>
          <table:table-cell office:value-type="string">
            <text:p>10u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AP C 1206</text:p>
          </table:table-cell>
          <table:table-cell office:value-type="string">
            <text:p>1u 25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P C 1206</text:p>
          </table:table-cell>
          <table:table-cell office:value-type="string">
            <text:p>10u 16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P E THM200 D400</text:p>
          </table:table-cell>
          <table:table-cell office:value-type="string">
            <text:p>470u 16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LED 060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CP47FEBX2</text:p>
          </table:table-cell>
          <table:table-cell office:value-type="string">
            <text:p>MCP47FEB02A0T-E/ST</text:p>
          </table:table-cell>
          <table:table-cell office:value-type="float" office:value="1">
            <text:p>1</text:p>
          </table:table-cell>
          <table:table-cell office:value-type="string">
            <text:p>MCHP</text:p>
          </table:table-cell>
        </table:table-row>
        <table:table-row table:style-name="ro1">
          <table:table-cell/>
          <table:table-cell office:value-type="string">
            <text:p>MCP87XXX 3.3X3.3</text:p>
          </table:table-cell>
          <table:table-cell office:value-type="string">
            <text:p>MCP87055T-U/LC</text:p>
          </table:table-cell>
          <table:table-cell office:value-type="float" office:value="4">
            <text:p>4</text:p>
          </table:table-cell>
          <table:table-cell office:value-type="string">
            <text:p>MCHP</text:p>
          </table:table-cell>
        </table:table-row>
        <table:table-row table:style-name="ro1">
          <table:table-cell/>
          <table:table-cell office:value-type="string">
            <text:p>MCP980X SOT23-5</text:p>
          </table:table-cell>
          <table:table-cell office:value-type="string">
            <text:p>MCP9800A0T-M/OT</text:p>
          </table:table-cell>
          <table:table-cell office:value-type="float" office:value="1">
            <text:p>1</text:p>
          </table:table-cell>
          <table:table-cell office:value-type="string">
            <text:p>MCHP</text:p>
          </table:table-cell>
        </table:table-row>
        <table:table-row table:style-name="ro1">
          <table:table-cell/>
          <table:table-cell office:value-type="string">
            <text:p>MCP98244</text:p>
          </table:table-cell>
          <table:table-cell office:value-type="string">
            <text:p>MCP98244T-BE/MNY</text:p>
          </table:table-cell>
          <table:table-cell office:value-type="float" office:value="1">
            <text:p>1</text:p>
          </table:table-cell>
          <table:table-cell office:value-type="string">
            <text:p>MCHP</text:p>
          </table:table-cell>
        </table:table-row>
        <table:table-row table:style-name="ro1">
          <table:table-cell/>
          <table:table-cell office:value-type="string">
            <text:p>NPN SOT23</text:p>
          </table:table-cell>
          <table:table-cell office:value-type="string">
            <text:p>BC847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IN100 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IN100 2</text:p>
          </table:table-cell>
          <table:table-cell office:value-type="string">
            <text:p>THERMO</text:p>
          </table:table-cell>
          <table:table-cell office:value-type="float" office:value="2">
            <text:p>2</text:p>
          </table:table-cell>
          <table:table-cell office:value-type="string">
            <text:p>DigiKey WM4800-ND + WM2900-ND</text:p>
          </table:table-cell>
        </table:table-row>
        <table:table-row table:style-name="ro1">
          <table:table-cell/>
          <table:table-cell office:value-type="string">
            <text:p>PIN100 3</text:p>
          </table:table-cell>
          <table:table-cell office:value-type="string">
            <text:p>ENDSTOP</text:p>
          </table:table-cell>
          <table:table-cell office:value-type="float" office:value="6">
            <text:p>6</text:p>
          </table:table-cell>
          <table:table-cell office:value-type="string">
            <text:p>DigiKey WM4801-ND + WM2901-ND</text:p>
          </table:table-cell>
        </table:table-row>
        <table:table-row table:style-name="ro1">
          <table:table-cell/>
          <table:table-cell office:value-type="string">
            <text:p>PIN100 3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IN100 4</text:p>
          </table:table-cell>
          <table:table-cell office:value-type="string">
            <text:p>STEPPER</text:p>
          </table:table-cell>
          <table:table-cell office:value-type="float" office:value="4">
            <text:p>4</text:p>
          </table:table-cell>
          <table:table-cell office:value-type="string">
            <text:p>DigiKey WM4802-ND + WM2902-ND</text:p>
          </table:table-cell>
        </table:table-row>
        <table:table-row table:style-name="ro1">
          <table:table-cell/>
          <table:table-cell office:value-type="string">
            <text:p>PIN100 5X2</text:p>
          </table:table-cell>
          <table:table-cell office:value-type="string">
            <text:p>EXPANSI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IN100 6</text:p>
          </table:table-cell>
          <table:table-cell office:value-type="string">
            <text:p>POW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IN100 6X2</text:p>
          </table:table-cell>
          <table:table-cell office:value-type="string">
            <text:p>ANALO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IN100 8X2</text:p>
          </table:table-cell>
          <table:table-cell office:value-type="string">
            <text:p>IO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IN100 8X2</text:p>
          </table:table-cell>
          <table:table-cell office:value-type="string">
            <text:p>IO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IN150 2</text:p>
          </table:table-cell>
          <table:table-cell office:value-type="string">
            <text:p>FA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IN150 3</text:p>
          </table:table-cell>
          <table:table-cell office:value-type="string">
            <text:p>B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IN200 2</text:p>
          </table:table-cell>
          <table:table-cell office:value-type="string">
            <text:p>HIGH POWE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ES 0603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DIGIKEY 1276-6155-1-ND</text:p>
          </table:table-cell>
        </table:table-row>
        <table:table-row table:style-name="ro1">
          <table:table-cell/>
          <table:table-cell office:value-type="string">
            <text:p>RES 0603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RES 0603</text:p>
          </table:table-cell>
          <table:table-cell office:value-type="string">
            <text:p>3.3K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ES 0603</text:p>
          </table:table-cell>
          <table:table-cell office:value-type="string">
            <text:p>4.7K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RES 0603</text:p>
          </table:table-cell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RES 060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FUSE THM200</text:p>
          </table:table-cell>
          <table:table-cell office:value-type="string">
            <text:p>15V 8A</text:p>
          </table:table-cell>
          <table:table-cell office:value-type="float" office:value="1">
            <text:p>1</text:p>
          </table:table-cell>
          <table:table-cell office:value-type="string">
            <text:p>DigiKey 507-1309-ND</text:p>
          </table:table-cell>
        </table:table-row>
        <table:table-row table:style-name="ro1">
          <table:table-cell/>
          <table:table-cell office:value-type="string">
            <text:p>FUSE THM400</text:p>
          </table:table-cell>
          <table:table-cell office:value-type="string">
            <text:p>15V 15A</text:p>
          </table:table-cell>
          <table:table-cell office:value-type="float" office:value="1">
            <text:p>1</text:p>
          </table:table-cell>
          <table:table-cell office:value-type="string">
            <text:p>DigiKey RGEF1400-ND</text:p>
          </table:table-cell>
        </table:table-row>
        <table:table-row table:style-name="ro1">
          <table:table-cell/>
          <table:table-cell office:value-type="string">
            <text:p>SHOTTKY 0603</text:p>
          </table:table-cell>
          <table:table-cell office:value-type="string">
            <text:p>20V 200mA</text:p>
          </table:table-cell>
          <table:table-cell office:value-type="float" office:value="4">
            <text:p>4</text:p>
          </table:table-cell>
          <table:table-cell office:value-type="string">
            <text:p>DigiKey 478-7798-1-ND</text:p>
          </table:table-cell>
        </table:table-row>
        <table:table-row table:style-name="ro1">
          <table:table-cell/>
          <table:table-cell office:value-type="string">
            <text:p>SHOTTKY SMD200</text:p>
          </table:table-cell>
          <table:table-cell office:value-type="string">
            <text:p>20V 5A</text:p>
          </table:table-cell>
          <table:table-cell office:value-type="float" office:value="3">
            <text:p>3</text:p>
          </table:table-cell>
          <table:table-cell office:value-type="string">
            <text:p>DigiKey DB2431200LCT-ND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0583in" fo:margin-right="0.148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4/16/2015</text:date>, <text:time>00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2:23:57.39</meta:creation-date>
    <dc:date>2015-04-16T00:18:03.24</dc:date>
    <meta:editing-duration>PT23M8S</meta:editing-duration>
    <meta:editing-cycles>4</meta:editing-cycles>
    <meta:generator>OpenOffice/4.1.1$Win32 OpenOffice.org_project/411m6$Build-9775</meta:generator>
    <meta:print-date>2015-04-15T23:55:43.82</meta:print-date>
    <meta:document-statistic meta:table-count="3" meta:cell-count="133" meta:object-count="0"/>
  </office:meta>
</office:document-meta>
</file>